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text-properties style:font-name="Times New Roman" style:font-name-complex="Times New Roman" fo:font-weight="bold" style:font-weight-asian="bold" style:font-weight-complex="bold" fo:color="#333333"/>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BodyText" style:family="paragraph">
      <style:paragraph-properties fo:text-align="center" fo:line-height="200%" fo:margin-left="0.5in" fo:margin-right="0.7083in">
        <style:tab-stops>
          <style:tab-stop style:type="left" style:position="6.8125in"/>
        </style:tab-stops>
      </style:paragraph-properties>
      <style:text-properties fo:font-weight="bold" style:font-weight-asian="bold" style:font-weight-complex="bold" fo:font-size="12pt" style:font-size-asian="12pt" style:font-size-complex="12pt"/>
    </style:style>
    <style:style style:name="P20" style:parent-style-name="BodyText" style:family="paragraph">
      <style:paragraph-properties fo:text-align="center" fo:line-height="200%" fo:margin-left="0.5in" fo:margin-right="0.7083in">
        <style:tab-stops>
          <style:tab-stop style:type="left" style:position="6.8125in"/>
        </style:tab-stops>
      </style:paragraph-properties>
      <style:text-properties fo:font-weight="bold" style:font-weight-asian="bold" style:font-weight-complex="bold" fo:font-size="12pt" style:font-size-asian="12pt" style:font-size-complex="12pt"/>
    </style:style>
    <style:style style:name="P21" style:parent-style-name="BodyText" style:family="paragraph">
      <style:paragraph-properties fo:text-align="center" fo:line-height="200%" fo:margin-right="0.0208in"/>
      <style:text-properties fo:font-size="12pt" style:font-size-asian="12pt" style:font-size-complex="12pt" fo:background-color="#FFFF00"/>
    </style:style>
    <style:style style:name="P22" style:parent-style-name="BodyText" style:family="paragraph">
      <style:paragraph-properties fo:text-align="center" fo:line-height="200%" fo:margin-right="0.0208in"/>
      <style:text-properties fo:font-size="12pt" style:font-size-asian="12pt" style:font-size-complex="12pt" fo:background-color="#FFFF00"/>
    </style:style>
    <style:style style:name="P23" style:parent-style-name="BodyText" style:family="paragraph">
      <style:paragraph-properties fo:text-align="center" fo:line-height="200%" fo:margin-right="0.0208in"/>
      <style:text-properties fo:font-size="12pt" style:font-size-asian="12pt" style:font-size-complex="12pt"/>
    </style:style>
    <style:style style:name="P24" style:parent-style-name="BodyText" style:family="paragraph">
      <style:paragraph-properties fo:text-align="center" fo:line-height="200%" fo:margin-right="0.0208in"/>
      <style:text-properties fo:font-size="12pt" style:font-size-asian="12pt" style:font-size-complex="12pt"/>
    </style:style>
    <style:style style:name="P25" style:parent-style-name="BodyText" style:family="paragraph">
      <style:paragraph-properties fo:text-align="center" fo:line-height="200%" fo:margin-right="0.0208in"/>
      <style:text-properties fo:font-size="12pt" style:font-size-asian="12pt" style:font-size-complex="12pt"/>
    </style:style>
    <style:style style:name="P26" style:parent-style-name="BodyText" style:family="paragraph">
      <style:paragraph-properties fo:text-align="center" fo:line-height="200%" fo:margin-right="0.0208in"/>
      <style:text-properties fo:font-size="12pt" style:font-size-asian="12pt" style:font-size-complex="12pt"/>
    </style:style>
    <style:style style:name="P27" style:parent-style-name="BodyText" style:family="paragraph">
      <style:paragraph-properties fo:text-align="center" fo:line-height="200%" fo:margin-right="0.0208in"/>
      <style:text-properties fo:font-size="12pt" style:font-size-asian="12pt" style:font-size-complex="12pt"/>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paragraph-properties style:vertical-align="auto" fo:margin-top="0.0694in" fo:margin-bottom="0.0694in" fo:line-height="2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45" style:parent-style-name="Normal" style:family="paragraph">
      <style:paragraph-properties style:vertical-align="auto" fo:margin-top="0.0694in" fo:margin-bottom="0.0694in" fo:line-height="2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46" style:parent-style-name="Normal" style:family="paragraph">
      <style:paragraph-properties style:vertical-align="auto" fo:margin-top="0.0694in" fo:margin-bottom="0.0694in" fo:line-height="200%"/>
    </style:style>
    <style:style style:name="T4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4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4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50"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51" style:parent-style-name="Normal" style:family="paragraph">
      <style:paragraph-properties style:vertical-align="auto" fo:margin-top="0.0694in" fo:margin-bottom="0.0694in" fo:line-height="2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52"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53"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54" style:parent-style-name="Normal" style:family="paragraph">
      <style:paragraph-properties style:vertical-align="auto" fo:margin-top="0.0694in" fo:margin-bottom="0.0694in" fo:line-height="200%"/>
    </style:style>
    <style:style style:name="T5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56"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57" style:parent-style-name="Normal" style:family="paragraph">
      <style:paragraph-properties style:vertical-align="auto" fo:margin-top="0.0694in" fo:margin-bottom="0.0694in" fo:line-height="200%"/>
    </style:style>
    <style:style style:name="T5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59"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0"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1" style:parent-style-name="Normal" style:family="paragraph">
      <style:paragraph-properties style:vertical-align="auto" fo:margin-top="0.0694in" fo:margin-bottom="0.0694in" fo:line-height="200%"/>
    </style:style>
    <style:style style:name="T6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63"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4"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5"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6"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7"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8"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69"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0"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1"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2"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3"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4"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5"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6"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77" style:parent-style-name="Normal" style:family="paragraph">
      <style:paragraph-properties style:vertical-align="auto" fo:margin-top="0.0694in" fo:margin-bottom="0.0694in" fo:line-height="200%"/>
    </style:style>
    <style:style style:name="T7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79"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80" style:parent-style-name="Normal" style:family="paragraph">
      <style:paragraph-properties style:vertical-align="auto" fo:margin-top="0.0694in" fo:margin-bottom="0.0694in" fo:line-height="200%"/>
    </style:style>
    <style:style style:name="T8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82"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83" style:parent-style-name="Normal" style:family="paragraph">
      <style:paragraph-properties style:vertical-align="auto" fo:margin-top="0.0694in" fo:margin-bottom="0.0694in" fo:line-height="200%"/>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P85" style:parent-style-name="Normal" style:family="paragraph">
      <style:paragraph-properties style:vertical-align="auto" fo:margin-top="0.0694in" fo:margin-bottom="0.0694in" fo:line-height="2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P86" style:parent-style-name="Normal" style:family="paragraph">
      <style:paragraph-properties style:vertical-align="auto" fo:margin-top="0.0694in" fo:margin-bottom="0.0694in" fo:line-height="200%"/>
    </style:style>
    <style:style style:name="T8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88" style:parent-style-name="Normal" style:family="paragraph">
      <style:paragraph-properties style:vertical-align="auto" fo:margin-top="0.0694in" fo:margin-bottom="0.0694in" fo:line-height="200%"/>
    </style:style>
    <style:style style:name="T8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96"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97" style:parent-style-name="Normal" style:family="paragraph">
      <style:paragraph-properties style:vertical-align="auto" fo:margin-top="0.0694in" fo:margin-bottom="0.0694in" fo:line-height="200%"/>
    </style:style>
    <style:style style:name="T9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0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0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5"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0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1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1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1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1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14" style:parent-style-name="Normal" style:family="paragraph">
      <style:paragraph-properties style:vertical-align="auto" fo:margin-top="0.0694in" fo:margin-bottom="0.0694in" fo:line-height="200%"/>
    </style:style>
    <style:style style:name="T11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16"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1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18"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1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20"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2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22" style:parent-style-name="Normal" style:family="paragraph">
      <style:paragraph-properties style:vertical-align="auto" fo:margin-top="0.0694in" fo:margin-bottom="0.0694in" fo:line-height="200%"/>
    </style:style>
    <style:style style:name="T12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24"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2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26"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2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2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2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3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31" style:parent-style-name="Normal" style:family="paragraph">
      <style:paragraph-properties style:vertical-align="auto" fo:margin-top="0.0694in" fo:margin-bottom="0.0694in" fo:line-height="200%"/>
    </style:style>
    <style:style style:name="T13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3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3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35"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3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37"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3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3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4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4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4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43" style:parent-style-name="Normal" style:family="paragraph">
      <style:paragraph-properties style:vertical-align="auto" fo:margin-top="0.0694in" fo:margin-bottom="0.0694in" fo:line-height="200%"/>
    </style:style>
    <style:style style:name="T14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45"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4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47" style:parent-style-name="Normal" style:family="paragraph">
      <style:paragraph-properties style:vertical-align="auto" fo:margin-top="0.0694in" fo:margin-bottom="0.0694in" fo:line-height="200%"/>
    </style:style>
    <style:style style:name="T14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4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5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5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5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5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5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55"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5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5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5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5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6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6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6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6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6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65" style:parent-style-name="Normal" style:family="paragraph">
      <style:paragraph-properties style:vertical-align="auto" fo:margin-top="0.0694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166" style:parent-style-name="Normal" style:family="paragraph">
      <style:paragraph-properties style:vertical-align="auto" fo:margin-top="0.1666in" fo:margin-bottom="0.0694in" fo:line-height="200%"/>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n" style:country-asian="US" style:language-complex="ar" style:country-complex="SA"/>
    </style:style>
    <style:style style:name="T16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6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70"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7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7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7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7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7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7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77"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78"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7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8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8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8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8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8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85"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8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8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88" style:parent-style-name="Normal" style:family="paragraph">
      <style:paragraph-properties style:vertical-align="auto" fo:margin-top="0.1666in" fo:margin-bottom="0.0694in" fo:line-height="200%"/>
      <style:text-properties style:font-name="Times New Roman" style:font-name-asian="Times New Roman" style:font-name-complex="Times New Roman" style:letter-kerning="false" style:language-asian="en" style:country-asian="US" style:language-complex="ar" style:country-complex="SA"/>
    </style:style>
    <style:style style:name="P189" style:parent-style-name="Normal" style:family="paragraph">
      <style:paragraph-properties style:vertical-align="auto" fo:margin-top="0.0694in" fo:margin-bottom="0.0694in"/>
    </style:style>
    <style:style style:name="T19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P19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style:style>
    <style:style style:name="P192" style:parent-style-name="Normal" style:family="paragraph">
      <style:paragraph-properties style:vertical-align="auto" fo:margin-left="0.25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193"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194"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195" style:parent-style-name="Normal" style:family="paragraph">
      <style:paragraph-properties style:vertical-align="auto" fo:margin-left="0.4798in" fo:text-indent="-0.25in">
        <style:tab-stops/>
      </style:paragraph-properties>
    </style:style>
    <style:style style:name="T19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97"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19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99"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0"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1"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2"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style:style>
    <style:style style:name="P204" style:parent-style-name="Normal" style:family="paragraph">
      <style:paragraph-properties style:vertical-align="auto" fo:margin-left="0.25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5"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6"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7" style:parent-style-name="Normal" style:family="paragraph">
      <style:paragraph-properties style:vertical-align="auto" fo:margin-left="0.4798in" fo:text-indent="-0.25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08" style:parent-style-name="Normal" style:family="paragraph">
      <style:paragraph-properties fo:line-height="200%"/>
      <style:text-properties style:font-name="Times New Roman" style:font-name-complex="Times New Roman"/>
    </style:style>
    <style:style style:name="P209" style:parent-style-name="Normal" style:family="paragraph">
      <style:paragraph-properties fo:break-before="page" fo:line-height="20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10" style:parent-style-name="Standard" style:family="paragraph">
      <style:paragraph-properties fo:line-height="200%"/>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11" style:parent-style-name="Normal" style:family="paragraph">
      <style:paragraph-properties style:vertical-align="auto" fo:margin-top="0.0694in" fo:margin-bottom="0.0694in" fo:line-height="200%" fo:margin-left="0.3937in" fo:text-indent="-0.3937in">
        <style:tab-stops/>
      </style:paragraph-properties>
    </style:style>
    <style:style style:name="T21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1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1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15" style:parent-style-name="Textbody" style:family="paragraph">
      <style:paragraph-properties fo:line-height="200%" fo:margin-left="0.4902in" fo:text-indent="-0.4902in">
        <style:tab-stops/>
      </style:paragraph-properties>
    </style:style>
    <style:style style:name="T216" style:parent-style-name="DefaultParagraphFont" style:family="text">
      <style:text-properties fo:font-style="italic" style:font-style-asian="italic" style:font-style-complex="italic"/>
    </style:style>
    <style:style style:name="P217" style:parent-style-name="Normal" style:family="paragraph">
      <style:paragraph-properties style:vertical-align="auto" fo:margin-top="0.0694in" fo:margin-bottom="0.0694in" fo:line-height="200%" fo:margin-left="0.3937in" fo:text-indent="-0.3937in">
        <style:tab-stops/>
      </style:paragraph-properties>
    </style:style>
    <style:style style:name="T21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1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2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21" style:parent-style-name="Textbody" style:family="paragraph">
      <style:paragraph-properties fo:line-height="200%" fo:margin-left="0.4902in" fo:text-indent="-0.4902in">
        <style:tab-stops/>
      </style:paragraph-properties>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fo:font-style="italic" style:font-style-asian="italic" style:font-style-complex="italic"/>
    </style:style>
    <style:style style:name="T224" style:parent-style-name="DefaultParagraphFont" style:family="text">
      <style:text-properties style:font-name="Times New Roman" style:font-name-complex="Times New Roman"/>
    </style:style>
    <style:style style:name="P225" style:parent-style-name="Textbody" style:family="paragraph">
      <style:paragraph-properties fo:line-height="200%" fo:margin-left="0.4902in" fo:text-indent="-0.4902in">
        <style:tab-stops/>
      </style:paragraph-properties>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fo:font-style="italic" style:font-style-asian="italic" style:font-style-complex="italic"/>
    </style:style>
    <style:style style:name="T228" style:parent-style-name="DefaultParagraphFont" style:family="text">
      <style:text-properties style:font-name="Times New Roman" style:font-name-complex="Times New Roman"/>
    </style:style>
    <style:style style:name="P229" style:parent-style-name="Normal" style:family="paragraph">
      <style:paragraph-properties style:vertical-align="auto" fo:margin-top="0.0694in" fo:margin-bottom="0.0694in" fo:margin-left="0.3937in" fo:text-indent="-0.3937in">
        <style:tab-stops/>
      </style:paragraph-properties>
    </style:style>
    <style:style style:name="T23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3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3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33" style:parent-style-name="Textbody" style:family="paragraph">
      <style:paragraph-properties fo:line-height="200%" fo:margin-left="0.4902in" fo:text-indent="-0.4902in">
        <style:tab-stops/>
      </style:paragraph-properties>
    </style:style>
    <style:style style:name="T234" style:parent-style-name="DefaultParagraphFont" style:family="text">
      <style:text-properties fo:font-style="italic" style:font-style-asian="italic" style:font-style-complex="italic"/>
    </style:style>
    <style:style style:name="P235" style:parent-style-name="Textbody" style:family="paragraph">
      <style:paragraph-properties fo:line-height="200%" fo:margin-left="0.4902in" fo:text-indent="-0.4902in">
        <style:tab-stops/>
      </style:paragraph-properties>
    </style:style>
    <style:style style:name="T236" style:parent-style-name="DefaultParagraphFont" style:family="text">
      <style:text-properties fo:font-style="italic" style:font-style-asian="italic" style:font-style-complex="italic"/>
    </style:style>
    <style:style style:name="P237" style:parent-style-name="Normal" style:family="paragraph">
      <style:paragraph-properties style:vertical-align="auto" fo:margin-top="0.0694in" fo:margin-bottom="0.0694in" fo:margin-left="0.3937in" fo:text-indent="-0.3937in">
        <style:tab-stops/>
      </style:paragraph-properties>
    </style:style>
    <style:style style:name="T23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39"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4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41" style:parent-style-name="Normal" style:family="paragraph">
      <style:paragraph-properties style:vertical-align="auto" fo:margin-top="0.0694in" fo:margin-bottom="0.0694in" fo:line-height="200%" fo:margin-left="0.3937in" fo:text-indent="-0.3937in">
        <style:tab-stops/>
      </style:paragraph-properties>
    </style:style>
    <style:style style:name="T24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43"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4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45" style:parent-style-name="Normal" style:family="paragraph">
      <style:paragraph-properties style:vertical-align="auto" fo:margin-top="0.0694in" fo:margin-bottom="0.0694in" fo:line-height="200%" fo:margin-left="0.3937in" fo:text-indent="-0.3937in">
        <style:tab-stops/>
      </style:paragraph-properties>
    </style:style>
    <style:style style:name="T24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47"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4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49" style:parent-style-name="Normal" style:family="paragraph">
      <style:paragraph-properties style:vertical-align="auto" fo:margin-top="0.0694in" fo:margin-bottom="0.0694in" fo:line-height="200%" fo:margin-left="0.3937in" fo:text-indent="-0.3937in">
        <style:tab-stops/>
      </style:paragraph-properties>
    </style:style>
    <style:style style:name="T25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51"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US" style:language-complex="ar" style:country-complex="SA"/>
    </style:style>
    <style:style style:name="T25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53" style:parent-style-name="Normal" style:family="paragraph">
      <style:paragraph-properties style:vertical-align="auto" fo:margin-top="0.0694in" fo:margin-bottom="0.0694in" fo:line-height="200%" fo:margin-left="0.3937in" fo:text-indent="-0.3937in">
        <style:tab-stops/>
      </style:paragraph-properties>
      <style:text-properties style:font-name="Times New Roman" style:font-name-asian="Times New Roman" style:font-name-complex="Times New Roman" style:letter-kerning="false" style:language-asian="en" style:country-asian="US" style:language-complex="ar" style:country-complex="SA"/>
    </style:style>
    <style:style style:name="P254" style:parent-style-name="Textbody" style:family="paragraph">
      <style:paragraph-properties fo:line-height="200%" fo:margin-left="0.4902in" fo:text-indent="-0.4902in">
        <style:tab-stops/>
      </style:paragraph-properties>
      <style:text-properties style:font-name="Times New Roman" style:font-name-complex="Times New Roma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02403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bookmark-start text:name="_Hlk133610997"/>Redefining Complication Risk Assessments in the US</text:p>
      <text:p text:style-name="P21"><text:bookmark-end text:name="_Hlk133610997"/></text:p>
      <text:p text:style-name="P22"/>
      <text:p text:style-name="P23">David Shao</text:p>
      <text:p text:style-name="P24">College of Information Technology, Western Governors University</text:p>
      <text:p text:style-name="P25">D206: Data Cleaning</text:p>
      <text:p text:style-name="P26">Dr. Eric Straw</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A. Research Question</text:p>
      <text:p text:style-name="P46"><text:span text:style-name="T47">Hospital readmissions reflect the quality of care from hospitals to their patients and community.<text:s/></text:span><text:span text:style-name="T48">Many hospital readmissions portray</text:span><text:span text:style-name="T49"><text:s/>a bad image and message about the healthcare quality to the community, thus influencing where people go for their healthcare needs (Krumholz et al, 2017). With the high cost of healthcare services in the US, it is safe to say that people prefer not to go to the hospital unless necessary. Sadly, there are certain individuals with problematic complications that require them to receive more medical help or counsel. It is up to physicians and primary health care providers to assess individuals’ complication risks and treat them accordingly to decrease the risk. This may consist of prescribing a health care plan or aiding to increase the overall patient’s safety. The Institute of Medicine reported that 98,000 people die in any given year from medical errors while in the hospital (2000). This statistic prompted Congress to enact the Patient Safety and Quality Improvement Act of 2005 which articulated several key principles and responsibilities that healthcare providers should abide by for patient safety (Levy et al, 2010). An important duty that healthcare providers have is to establish a patient safety database. Assessing patient risk cannot be determined by just one individual and when only one person is used, the assessment may not be entirely accurate. “</text:span>The healthcare system is made up of individual players, but its ultimate goals of patient care and safety are accomplished through teamwork” (McGowan et al, 2023, para.11).<text:s/></text:p>
      <text:p text:style-name="P50">Keeping these things in mind, I believe it is important to analyze and investigate the decisions that healthcare providers<text:s/>make, especially those that may have been made without peer review or second opinions. The data provided from the CSV file has a variable known as ‘Complication_risk’. We want to look at the data provided from this variable to see if it accurately represents the risk that patients have as they may experience hospital readmission. Using the ‘Initial_admin’ variable, we will be able to look at the patients who were readmitted to the hospital based on emergency admissions. All in all,<text:s/><text:soft-page-break/>we want to only look at patients who have been readmitted within a month of their release and evaluate the complication risk assessment that they received. So are complication risk assessments given by primary health providers accurate? Hopefully, the data provided will help give us insights into the legitimacy of complication risk assessments and if they are to be revised or redefined to help accurately measure patient health and attention for the future.</text:p>
      <text:p text:style-name="P51">B. Data Variables</text:p>
      <text:p text:style-name="P52"><text:s/>The data set from the file “medical_raw_data.csv” contains useful data pertaining to patients’ medical histories and demographics. This data set has 10,000 rows and 52 variables. Each row contains data for a ‘customer’. Columns consist of patient residential information such as city, state, county, zip code, latitude, longitude, and time zone. These variables represent the patient’s residential address, the GPS coordinates of the patient, and the time zone that they are in. The data type for most of these variables is qualitative nominal data except for latitude, and longitude. The latitude and longitude values have a quantitative continuous data type since they can take any value within an available range. Another instance of qualitative data is found in the “Population” variable which describes the population within a mile of the patient.<text:s/></text:p>
      <text:p text:style-name="P53">The variables that differentiate each patient and case in the data set are the “Customer_id”, “CaseOrder”, “Interaction” and “UID” variables. The “Customer_id” column serves as the primary key for the data set and is used to identify customers based on a qualitative nominal value. The “CaseOrder” variable is a unique variable that orders the raw data in numerical order and the “UID”/ “Interaction” variables give IDs to help locate specific patient information with regards to transactions, procedures, and admissions. The data type for the “CaseOrder” is qualitative discrete data while the “UID” / “Interaction” variables have quantitative nominal data. The following is an example of the values found from these variables with the first CaseOrder from the CSV file.</text:p>
      <text:soft-page-break/>
      <text:p text:style-name="P54"><text:span text:style-name="T55"><draw:frame draw:style-name="a0" draw:name="Picture 1" text:anchor-type="as-char" svg:x="0in" svg:y="0in" svg:width="7.53665in" svg:height="0.34518in" style:rel-width="scale" style:rel-height="scale"><draw:image xlink:href="media/image1.png" xlink:type="simple" xlink:show="embed" xlink:actuate="onLoad"/><svg:title/><svg:desc/></draw:frame></text:span></text:p>
      <text:p text:style-name="P56">The next set of variables ranges into patient personal information. The personal information listed in the patient data includes their job, number of children in the household, age, highest earned educational degree, employment status, annual income, marital status, and self-identified gender. All the variables represented in the next following columns use qualitative nominal data: “Job”, “Education”, “Employment”, “Marital”, and “Gender”. An example of the following data is a continuation of the data from the last example.<text:s/></text:p>
      <text:p text:style-name="P57"><text:span text:style-name="T58"><draw:frame draw:style-name="a1" draw:name="Picture 1" text:anchor-type="as-char" svg:x="0in" svg:y="0in" svg:width="7.45733in" svg:height="0.33503in" style:rel-width="scale" style:rel-height="scale"><draw:image xlink:href="media/image2.png" xlink:type="simple" xlink:show="embed" xlink:actuate="onLoad"/><svg:title/><svg:desc/></draw:frame></text:span></text:p>
      <text:p text:style-name="P59">The “Children”, “Age”, and “Income” columns are also shown in the example and use numerical values and are categorized as quantitative data. It is important to note that the “Income” variable uses quantitative continuous data whilst the other two are discrete data types.<text:s/></text:p>
      <text:p text:style-name="P60">The next set of variables includes data pertaining to the patient’s personal medical history. The column “ReAdmis” has qualitative nominal data that describes if the patient was readmitted within a month of their release. It is important to note that this variable will be very important for the data-cleaning process. There are only three columns that have values with quantitative discrete data. The variables “Doc_visits”, “Full_meals_eaten”, and “VitD_supp” describe how many doctor visits, meals, and vitamin D supplements were administered to the patient. The variable “VitD_levels” contains the numeric level of vitamin D the patient has measured as ng/ml, thus making the values quantitative continuous data. Examples from this data are the following:</text:p>
      <text:p text:style-name="P61"><text:span text:style-name="T62"><draw:frame draw:style-name="a2" draw:name="Picture 1" text:anchor-type="as-char" svg:x="0in" svg:y="0in" svg:width="4.24204in" svg:height="0.4027in" style:rel-width="scale" style:rel-height="scale"><draw:image xlink:href="media/image3.png" xlink:type="simple" xlink:show="embed" xlink:actuate="onLoad"/><svg:title/><svg:desc>A picture containing text, font, screenshot, line

Description automatically generated</svg:desc></draw:frame></text:span></text:p>
      <text:p text:style-name="P63">The variables “Overweight”, and “Anxiety” should have qualitative nominal values of ‘Yes’ or ‘No’; however, based on the CSV file, the columns have numeric (1 and 0) and missing values (NA). A plan<text:s/><text:soft-page-break/>to change these values will be carried out during data cleaning. The rest of the variables related to the patient’s medical history are the following: “Soft_drink”, “Initial_admin”, “HighBlood”, “Stroke”, “Complication_risk”, “Arthritis”, “Diabetes”, “Hyperlipidemia”, “BackPain”, “Allergic_rhinitis”, “Reflux_esophagitis”, and “Asthma”. These values from these variables are mostly ‘Yes’ or ‘No’, and “NA” for missing values. This indicates that the variables consist of qualitative nominal data. The exception to this analysis is the variable, “Complication_risk”. This variable has the values ‘high’, ‘medium’, and ‘low’, thus considering the data type to be qualitative ordinal data. The following list explains the types of questions the variables answer in terms of patient medical history:</text:p>
      <text:p text:style-name="P64">“Soft_drink” – Does the patient usually drink more than three sodas in a day?<text:s/></text:p>
      <text:p text:style-name="P65">“Initial_admin” - How was the patient admitted into the hospital with either of the following choices: emergency admission, elective admission, or observation?</text:p>
      <text:p text:style-name="P66">“HighBlood” - Does the patient have high blood pressure?</text:p>
      <text:p text:style-name="P67">“Stroke” – Has the patient had a stroke?</text:p>
      <text:p text:style-name="P68">“Complication_risk” – What is the level of complication risk for the patient after being assessed by a primary patient assessment?</text:p>
      <text:p text:style-name="P69">“Arthritis” – Does the patient have arthritis?</text:p>
      <text:p text:style-name="P70">“Diabetes” – Does the patient have diabetes?</text:p>
      <text:p text:style-name="P71">“Hyperlipidemia” – Does the patient have hyperlipidemia?</text:p>
      <text:p text:style-name="P72">“BackPain” – Does the patient have chronic back pain?</text:p>
      <text:p text:style-name="P73">“Allergic_rhinitis” – Does the patient have hyperlipidemia?</text:p>
      <text:p text:style-name="P74">“Reflux_esophagitis” – Does the patient have reflux esophagitis?</text:p>
      <text:p text:style-name="P75">“Asthma” – Does the patient have asthma?</text:p>
      <text:soft-page-break/>
      <text:p text:style-name="P76">Below is an example of the values found in the data file. It is important to keep in mind that the “Overweight” and “Anxiety” variable values will be changed to “Yes” or “No” values during data cleaning.</text:p>
      <text:p text:style-name="P77"><text:span text:style-name="T78"><draw:frame draw:style-name="a3" draw:name="Picture 1" text:anchor-type="as-char" svg:x="0in" svg:y="0in" svg:width="7.20212in" svg:height="0.28097in" style:rel-width="scale" style:rel-height="scale"><draw:image xlink:href="media/image4.png" xlink:type="simple" xlink:show="embed" xlink:actuate="onLoad"/><svg:title/><svg:desc/></draw:frame></text:span></text:p>
      <text:p text:style-name="P79">The next set of variables pertains to patient billing with the following: “Services”, “Initial_days”, “TotalCharge”, and “Additional_charges”. The “Services” variable describes the primary service that the patient received while hospitalized as qualitative nominal data. “Initial_days” is the number of days the patient stayed in the hospital during the initial visit with quantitative discrete data. “TotalCharge” is the amount of money charged to the patient daily, not including specialized treatments. “Additional_charges” is the average amount charged to the patient for miscellaneous procedures, treatments, medicines, and others. These two variables contain quantitative continuous data values. An example of this data can be seen below as a continuation of the first case order:</text:p>
      <text:p text:style-name="P80"><text:span text:style-name="T81"><draw:frame draw:style-name="a4" draw:name="Picture 1" text:anchor-type="as-char" svg:x="0in" svg:y="0in" svg:width="4.79226in" svg:height="0.45344in" style:rel-width="scale" style:rel-height="scale"><draw:image xlink:href="media/image5.png" xlink:type="simple" xlink:show="embed" xlink:actuate="onLoad"/><svg:title/><svg:desc>A picture containing text, font, screenshot, line

Description automatically generated</svg:desc></draw:frame></text:span></text:p>
      <text:p text:style-name="P82">Finally, the last eight variables, “Item1”, “Item2”, “Item3”, “Item4”, “Item5”, “Item6”, “Item7”, and “Item8” represent responses from an eight-question survey that asked patients to rate the importance of certain factors using a scale of 1 to 8 (1 representing the most important, and 8 representing the least important). Each variable has qualitative ordinal data due to the representation of the number given by the patient. The items represented are the following in sequential order: timely admission, timely treatment, timely visits, reliability, options, hours of treatment, courteous staff, and if there is evidence of active listening from a doctor. An example of how these are represented for case order 1 can be found below:</text:p>
      <text:p text:style-name="P83"><text:span text:style-name="T84"><draw:frame draw:style-name="a5" draw:name="Picture 1" text:anchor-type="as-char" svg:x="0in" svg:y="0in" svg:width="4.20483in" svg:height="0.4258in" style:rel-width="scale" style:rel-height="scale"><draw:image xlink:href="media/image6.png" xlink:type="simple" xlink:show="embed" xlink:actuate="onLoad"/><svg:title/><svg:desc/></draw:frame></text:span></text:p>
      <text:soft-page-break/>
      <text:p text:style-name="P85">C. Data Cleaning Plan</text:p>
      <text:p text:style-name="P86"><text:span text:style-name="T87"><text:s/>The language chosen to clean the “medical_raw_data.csv” data frame is Python. Python uses powerful libraries and packages that ease the data-cleaning process. A huge reason why I wanted to use Python is because of the intuitive and simple syntax that the language uses. Python and R both have their own advantages and are incredible tools for data science. I understand that there will be times when one language will be used over the other but the “</text:span><text:span text:style-name="font-size-small">true competitive skill is knowing how to break down and solve the given business problem, regardless of the language” (WGU, 2022, para. 4).<text:s/></text:span></text:p>
      <text:p text:style-name="P88"><text:span text:style-name="T89">The important packages that will be imported are pandas, numpy, matplotlib.pyplot, sklearn.decomposition, and seaborn. With these packages, we will be able to read the CSV file and investigate unique, or missing values. With the pandas package</text:span><text:span text:style-name="T90">,</text:span><text:span text:style-name="T91"><text:s/>we will be able to read the CSV file and be able to filter or make changes to the file. This package will also give us data analysis tools to count values,<text:s/></text:span><text:span text:style-name="T92">and<text:s/></text:span><text:span text:style-name="T93">look for specific or missing data. This will be the main package that will allow us to place the data into a specific data frame for analysis. A good reason to use pandas for data analysis is that it plans to become the most powerful and flexible open-source data analysis or manipulation tool that is available in any language (The Pandas Development Team, 2023). The package matplotlib.pyplot will allow us to help visualize the data that we are focusing on. Using this package will allow us to<text:s/></text:span><text:span text:style-name="T94">visually represent</text:span><text:span text:style-name="T95"><text:s/>the data we want to show. I plan to create a graph that helps compare the level of complication risk that was assessed by patients who were readmitted to a hospital within a month of their initial visit.</text:span></text:p>
      <text:p text:style-name="P96">To conduct principal component analysis (PCA), we import that package PCA from sklearn.decomposition. Performing PCA on our quantitative data will allow us to identify and reduce the noise that we might have in our data set. This allows us to get results faster and on<text:s/>real-world<text:s/>datasets (Pramoditha, 2023). We are also using the package seaborn by importing Seaborn. Seaborn will allow us to help create the visual for our PCA on our data. It is a data visualization library based on<text:s/><text:soft-page-break/>matplotlib and it provides attractive and informative statistical graphs (“seaborn: statistical data visualization”, 2022).</text:p>
      <text:p text:style-name="P97"><text:span text:style-name="T98">My plan to clean the data for analysis is to mainly use pandas to manipulate and clean the values from the CSV file. Using the<text:s/></text:span><text:span text:style-name="T99">.head()</text:span><text:span text:style-name="T100"><text:s/>function allows us to have a summary of the data frame<text:s/></text:span><text:span text:style-name="T101">after we use</text:span><text:span text:style-name="T102"><text:s/>the pandas function<text:s/></text:span><text:span text:style-name="T103">.read_csv()<text:s/></text:span><text:span text:style-name="T104">to read the CSV file in python (Larose, 2019, p. 12). A very important function that will be used is<text:s/></text:span><text:span text:style-name="T105">.value_counts()<text:s/></text:span><text:span text:style-name="T106"><text:s/>and it will allow us to count the unique values in ascending or descending order in the variables from the data frame (Chen, 2021, para. 1). After looking at the variables and values from the CSV file, I was able to notice that some variables do not have the same values that the data dictionary described<text:s/></text:span><text:span text:style-name="T107">in</text:span><text:span text:style-name="T108"><text:s/>the data set. In order to figure out what values would be replaced,<text:s/></text:span><text:span text:style-name="T109">.value_counts()</text:span><text:span text:style-name="T110"><text:s/>will be used to look at the unique combinations between two columns. The function<text:s/></text:span><text:span text:style-name="T111">.replace()<text:s/></text:span><text:span text:style-name="T112">will then be used to replace values that we need to replace. We will specifically look at the two variables ”Overweight” and “Anxiety” which contain numeric values instead of the qualitative “yes” or “no” data</text:span><text:span text:style-name="T113">.</text:span></text:p>
      <text:p text:style-name="P114"><text:span text:style-name="T115">To check our work throughout the data cleaning, using the function</text:span><text:span text:style-name="T116"><text:s/>df[‘column name’]<text:s/></text:span><text:span text:style-name="T117">will allow us to look at the values from the variable. To look for any missing values the function<text:s/></text:span><text:span text:style-name="T118">df.isnull().sum()<text:s/></text:span><text:span text:style-name="T119">will be used to call the sum of missing values from all the different variables. This will allow us to take necessary actions or steps in analyzing problems we need to address. To see all the unique values from variables we use the call,<text:s/></text:span><text:span text:style-name="T120">.unique()</text:span><text:span text:style-name="T121">.<text:s/></text:span></text:p>
      <text:p text:style-name="P122"><text:span text:style-name="T123">During our data cleaning, we will be creating new data frames that will help us keep track of the data cleaning process by adding a subsequent number after<text:s/></text:span><text:span text:style-name="T124">df</text:span><text:span text:style-name="T125">. We will then create the second data frame by looking at rows with only a value of ‘Yes’ in the ReAdmis column. The third data frame will then be created by further isolating rows that have the value ‘Emergency Admission’ from the recently created data frame. Finally, we will then create a fourth data frame using the Initial_days column. Using the function previously discussed,<text:s/></text:span><text:span text:style-name="T126">df.isnull().sum()</text:span><text:span text:style-name="T127">, we were able to ascertain that this column does contain<text:s/></text:span><text:soft-page-break/><text:span text:style-name="T128">missing values. Since we are looking at patients with values from the number of days they were in the hospital from their initial visit for our analysis, we then use the function<text:s/></text:span><text:span text:style-name="T129">.dropna()<text:s/></text:span><text:span text:style-name="T130">on the Initial_days column. This final data frame will be the group of people we will be looking at to find the correlation between patients who had to be readmitted due to an emergency with high complication risks and the number of times they have visited the hospital.</text:span></text:p>
      <text:p text:style-name="P131"><text:span text:style-name="T132">The first step to clean the data will be to assign the variable df to the dataframe using pandas (</text:span><text:span text:style-name="T133">df=pd.read_csv(‘medical_raw_data.csv’</text:span><text:span text:style-name="T134">)). To look at the number of rows the data frame has,<text:s/></text:span><text:span text:style-name="T135">df.shape[0]</text:span><text:span text:style-name="T136"><text:s/>will be used to count the total number of rows. The line<text:s/></text:span><text:span text:style-name="T137">df.shape[1]</text:span><text:span text:style-name="T138"><text:s/>will give us the total number of columns to just confirm the number of variables available for us to use. It is important to make sure that no duplicated rows were accidentally introduced into the data frame. A simple check can be done by writing<text:s/></text:span><text:span text:style-name="T139">df.duplicated().value_counts()</text:span><text:span text:style-name="T140">. Getting rid of rows that have missing values requires us to look at what variables have missing values. The code<text:s/></text:span><text:span text:style-name="T141">df.isna().sum()</text:span><text:span text:style-name="T142"><text:s/>will give the number of missing values in every variable. <text:s/></text:span></text:p>
      <text:p text:style-name="P143"><text:span text:style-name="T144">To dive into our assessment of the data we want to use data from patients that were readmitted to the hospital within 1 month of their initial release by using the variable “ReAdmis”. The exact time between the patient’s release and readmission is not available within the data and the only “timeline” that we have from data stems from this variable. To retrieve the data, we must look at the data from patients whose value = “Yes” in the “ReAdmis” column. To do this we will create a new data frame using the following code:<text:s/></text:span><text:span text:style-name="T145">df2=df[df.ReAdmis == ‘Yes’]</text:span><text:span text:style-name="T146">.<text:s/></text:span></text:p>
      <text:p text:style-name="P147"><text:span text:style-name="T148">After creating<text:s/></text:span><text:span text:style-name="T149">df2</text:span><text:span text:style-name="T150"><text:s/>we want to look at the data from those who were admitted based on an emergency. The next data frame,<text:s/></text:span><text:span text:style-name="T151">df3</text:span><text:span text:style-name="T152">, will be created by using the code:<text:s/></text:span><text:span text:style-name="T153">df3 = df2[df2.Initial_admin == ‘Emergency Admission’]</text:span><text:span text:style-name="T154">. Using<text:s/></text:span><text:span text:style-name="T155">len(df3.index)<text:s/></text:span><text:span text:style-name="T156">will give us the total number of rows in the new data frame which is 1904.</text:span><text:span text:style-name="T157"><text:s/>An important value from the data that we will use will come from the variable ‘Initial_days’; however, there are currently missing values that we won’t be able to use in our PCA.<text:s/></text:span><text:soft-page-break/><text:span text:style-name="T158">Because of this, we will create another data frame and we will call it<text:s/></text:span><text:span text:style-name="T159">df4</text:span><text:span text:style-name="T160">. We use the code<text:s/></text:span><text:span text:style-name="T161">df4 = df3.dropna(subset = [‘Initial_days’])<text:s/></text:span><text:span text:style-name="T162">to create said data frame. Using<text:s/></text:span><text:span text:style-name="T163">len(df4.index)</text:span><text:span text:style-name="T164"><text:s/>will then allow us to take a look at the size of our sample size.<text:s/></text:span></text:p>
      <text:p text:style-name="P165">To look at the code more in-depth, my will code will be<text:s/>attached to the performance assessment documents<text:s/>submitted.</text:p>
      <text:p text:style-name="P166"><text:span text:style-name="T167">D.</text:span><text:span text:style-name="T168"><text:s/>After implementing all the steps listed above. This will leave us with the important<text:s/></text:span><text:span text:style-name="T169">df</text:span><text:span text:style-name="T170">4</text:span><text:span text:style-name="T171"><text:s/></text:span><text:span text:style-name="T172">data frame. Looking at this data</text:span><text:span text:style-name="T173"><text:s/></text:span><text:span text:style-name="T174">frame we have a total of<text:s/></text:span><text:span text:style-name="T175">1692</text:span><text:span text:style-name="T176"><text:s/>entries by looking at the<text:s/></text:span><text:span text:style-name="T177">len(df</text:span><text:span text:style-name="T178">4</text:span><text:span text:style-name="T179">.index)</text:span><text:span text:style-name="T180">.<text:s/></text:span><text:span text:style-name="T181">The journey to get to this sample size required us to use look at the data frame as a whole and look at what variables we were going to use to answer our initial question.<text:s/></text:span><text:span text:style-name="T182">To check if there were missing values I specifically used the<text:s/></text:span><text:span text:style-name="T183">df.isnull().sum()<text:s/></text:span><text:span text:style-name="T184">function to create a list of the sum of missing values for each of the variables from the data set. The variables that contained missing values that I ignored were I made sure that the variables that I needed did not contain missing values that could accurately represent the data I was handling, therefore, I was able to use the .</text:span><text:span text:style-name="T185">dropna()</text:span><text:span text:style-name="T186"><text:s/></text:span><text:span text:style-name="T187">function on the ‘Initial_days’ variable.<text:s/></text:span></text:p>
      <text:p text:style-name="P188">The limitations of this data-cleaning process include the difficulty of assessing variables with missing values. A lot of the</text:p>
      <text:p text:style-name="P189"><text:span text:style-name="T190">Part III: Data Cleaning</text:span></text:p>
      <text:p text:style-name="P191"/>
      <text:p text:style-name="P192">D.  Summarize the data-cleaning process by doing the following:</text:p>
      <text:p text:style-name="P193">1.  Describe the findings for the data quality issues found from the implementation of the data-cleaning plan from part C.</text:p>
      <text:p text:style-name="P194">2.  Justify your methods for mitigating the data quality issues in the data set.</text:p>
      <text:p text:style-name="P195"><text:span text:style-name="T196">3.  Summarize the outcome from the implementation of<text:s/></text:span><text:span text:style-name="T197">each</text:span><text:span text:style-name="T198"><text:s/>data-cleaning step.</text:span></text:p>
      <text:p text:style-name="P199">4.  Provide the annotated code you will use to mitigate the data quality issues—including anomalies—in the data set in an executable script file.</text:p>
      <text:p text:style-name="P200">5.  Provide a copy of the cleaned data set as a CSV file.</text:p>
      <text:p text:style-name="P201">6.  Summarize the limitations of the data-cleaning process.</text:p>
      <text:p text:style-name="P202">7.  Discuss how the limitations summarized in part D6 could affect the analysis of the question or decision from part A.</text:p>
      <text:p text:style-name="P203"/>
      <text:soft-page-break/>
      <text:p text:style-name="P204">E.  Apply principal component analysis (PCA) to identify the significant features of the data set by doing the following:</text:p>
      <text:p text:style-name="P205">1.  Identify the total number of principal components and provide the output of the principal components loading matrix.</text:p>
      <text:p text:style-name="P206">2.  Justify the reduced number of the principal components and include a screenshot of a scree plot.</text:p>
      <text:p text:style-name="P207">3.  Describe how the organization would benefit from the use of PCA.</text:p>
      <text:p text:style-name="P208"/>
      <text:p text:style-name="P209"/>
      <text:p text:style-name="P210">References</text:p>
      <text:p text:style-name="P211"><text:span text:style-name="T212">Chen, B. (2021, September 6).<text:s/></text:span><text:span text:style-name="T213">9 Pandas value_counts() tricks to improve your data analysis</text:span><text:span text:style-name="T214">. Medium. https://towardsdatascience.com/9-pandas-value-counts-tricks-to-improve-your-data-analysis-7980a2b46536<text:s/></text:span></text:p>
      <text:p text:style-name="P215">Helo S, Moulton CE (2017).<text:s/><text:span text:style-name="T216">Complications: acknowledging, managing, and coping with human error</text:span>. Transl Androl Urol. 6(4):773-782.<text:s/><text:a xlink:href="https://doi.org/10.21037/tau.2017.06.28" office:target-frame-name="_top" xlink:show="replace"><text:span text:style-name="Hyperlink">https://doi.org/10.21037/tau.2017.06.28</text:span></text:a>.</text:p>
      <text:p text:style-name="P217"><text:span text:style-name="T218">Kleppen, E. (2023, May 11).<text:s/></text:span><text:span text:style-name="T219">How To Find Outliers in Data Using Python (and How To Handle Them)</text:span><text:span text:style-name="T220">. CareerFoundry. https://careerfoundry.com/en/blog/data-analytics/how-to-find-outliers/<text:s/></text:span></text:p>
      <text:p text:style-name="P221"><text:span text:style-name="T222">Kohn LT, Corrigan JM, Donaldson MS. Institute of Medicine (US) Committee on Quality of Health Care in America (2000).<text:s/></text:span><text:span text:style-name="T223">To Err is Human: Building a Safer Health System</text:span><text:span text:style-name="T224">. National Academies Press (US); Washington (DC): 2000. https://doi.org/</text:span><text:span text:style-name="identifier">10.17226/9728<text:s/></text:span></text:p>
      <text:p text:style-name="P225"><text:span text:style-name="T226">Krumholz HM, Wang K, Lin Z, et al (2017)</text:span><text:span text:style-name="T227">. Hospital-readmission risk—isolating hospital effects from patient effects.<text:s/></text:span><text:span text:style-name="T228">New England Journal of Medicine 2017; 377:1055–64. https://doi.org/</text:span>10.1056/NEJMsa1702321</text:p>
      <text:p text:style-name="P229"><text:span text:style-name="T230">Larose, C. D., &amp; Larose, D. T. (2019).<text:s/></text:span><text:span text:style-name="T231">Data Science Using Python and R</text:span><text:span text:style-name="T232">. Wiley Blackwell.<text:s/></text:span></text:p>
      <text:p text:style-name="P233">Levy F, Mareiniss D, Iacovelli C, Howard J (2010).<text:s/><text:span text:style-name="T234">The Patient Safety and Quality Improvement Act of 2005: Preventing Error and Promoting Patient Safety</text:span>.<text:s/><text:span text:style-name="ref-journal">Journal of Legal Medicine.</text:span><text:s/><text:span text:style-name="ref-vol">31</text:span>(4):397-422. https://doi.org/10.1080/01947648.2010.535424</text:p>
      <text:p text:style-name="P235">McGowan J, Wojahn A, Nicolini JR (2023).<text:s/><text:span text:style-name="T236">Risk Management Event Evaluation and Responsibilities</text:span>. StatPearls. https://www.ncbi.nlm.nih.gov/books/NBK559326/#_article-34645_s2_</text:p>
      <text:p text:style-name="P237"><text:span text:style-name="T238">Michael Waksom. (2022).<text:s/></text:span><text:span text:style-name="T239">seaborn: statistical data visualization</text:span><text:span text:style-name="T240">. Seaborn. https://seaborn.pydata.org/<text:s/></text:span></text:p>
      <text:soft-page-break/>
      <text:p text:style-name="P241"><text:span text:style-name="T242">Pramoditha, R. (2023, February 2).<text:s/></text:span><text:span text:style-name="T243">Principal Component Analysis (PCA) with Scikit-Learn</text:span><text:span text:style-name="T244">. Medium. https://medium.com/data-science-365/principal-component-analysis-pca-with-scikit-learn-1e84a0c731b0<text:s/></text:span></text:p>
      <text:p text:style-name="P245"><text:span text:style-name="T246">The Pandas Development Team. (2023, May 29).<text:s/></text:span><text:span text:style-name="T247">Pandas</text:span><text:span text:style-name="T248">. PyPI The Python Package Index. https://pypi.org/project/pandas/</text:span></text:p>
      <text:p text:style-name="P249"><text:span text:style-name="T250">WGU. (2022, November 16).<text:s/></text:span><text:span text:style-name="T251">R or python</text:span><text:span text:style-name="T252">. Western Governors University. https://www.wgu.edu/online-it-degrees/programming-languages/r-or-python.html<text:s/></text:span></text:p>
      <text:p text:style-name="P253"/>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false"/>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fals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BodyText" style:display-name="Body Text" style:family="paragraph" style:parent-style-name="Normal">
      <style:paragraph-properties fo:widows="0" fo:orphans="0" style:text-autospace="none" style:vertical-align="auto"/>
      <style:text-properties style:font-name="Times New Roman" style:font-name-asian="Times New Roman" style:font-name-complex="Times New Roman" style:letter-kerning="false" fo:font-size="10.5pt" style:font-size-asian="10.5pt" style:font-size-complex="10.5pt" style:language-asian="en" style:country-asian="US" style:language-complex="ar" style:country-complex="SA"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0.5pt" style:font-size-asian="10.5pt" style:font-size-complex="10.5pt" style:language-asian="en" style:country-asian="US" style:language-complex="ar" style:country-complex="SA"/>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ref-journal" style:display-name="ref-journal" style:family="text" style:parent-style-name="DefaultParagraphFont"/>
    <style:style style:name="ref-vol" style:display-name="ref-vol" style:family="text" style:parent-style-name="DefaultParagraphFont"/>
    <style:style style:name="identifier" style:display-name="identifier" style:family="text" style:parent-style-name="DefaultParagraphFont"/>
    <style:style style:name="font-size-small" style:display-name="font-size-smal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center" style:position="3.25in"/>
          <style:tab-stop style:type="right" style:position="6.5in"/>
          <style:tab-stop style:type="right" style:position="6.925in"/>
        </style:tab-stops>
      </style:paragraph-properties>
    </style:style>
    <style:style style:name="P3" style:parent-style-name="BodyText" style:family="paragraph">
      <style:paragraph-properties fo:line-height="200%" fo:margin-right="0.7083in">
        <style:tab-stops>
          <style:tab-stop style:type="left" style:position="7.3125in"/>
        </style:tab-stops>
      </style:paragraph-properties>
      <style:text-properties fo:font-weight="bold" style:font-weight-asian="bold" style:font-weight-complex="bold" fo:font-style="italic" style:font-style-asian="italic" style:font-style-complex="italic" fo:font-size="11pt" style:font-size-asian="11pt" style:font-size-complex="11pt"/>
    </style:style>
    <style:style style:name="P4" style:parent-style-name="Header" style:family="paragraph">
      <style:paragraph-properties>
        <style:tab-stops>
          <style:tab-stop style:type="center" style:position="3.25in"/>
          <style:tab-stop style:type="right" style:position="6.5in"/>
          <style:tab-stop style:type="right" style:position="6.925in"/>
        </style:tab-stops>
      </style:paragraph-properties>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office:automatic-styles>
  <office:master-styles>
    <style:master-page style:name="MPF0" style:page-layout-name="PL0">
      <style:header>
        <text:p text:style-name="P2"><text:tab/><text:tab/><text:page-number text:fixed="false">2</text:page-number></text:p>
        <text:p text:style-name="Header"/>
      </style:header>
      <style:header-first>
        <text:p text:style-name="P3">Redefining Complication Risk Assessments in the US</text:p>
        <text:p text:style-name="P4"><text:span text:style-name="T5"><text:tab/></text:span><text:span text:style-name="T6"><text:tab/></text:span><text:page-number text:fixed="false">2</text:page-number></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iber Optic Services Relation to Household Size</dc:title>
    <dc:description/>
    <dc:subject/>
    <meta:initial-creator>David Shao</meta:initial-creator>
    <dc:creator>David Shao</dc:creator>
    <meta:creation-date>2023-04-29T01:16:00Z</meta:creation-date>
    <dc:date>2023-07-23T19:52:00Z</dc:date>
    <meta:template xlink:href="Normal" xlink:type="simple"/>
    <meta:editing-cycles>1</meta:editing-cycles>
    <meta:editing-duration>PT5756880S</meta:editing-duration>
    <meta:user-defined meta:name="GrammarlyDocumentId">5c121ce66f9ab3182a24dbac245af57b9ee1e5a1be26dba14c494543dd39386e</meta:user-defined>
    <meta:document-statistic meta:page-count="13" meta:paragraph-count="41" meta:word-count="3135" meta:character-count="20967" meta:row-count="148" meta:non-whitespace-character-count="17873"/>
  </office:meta>
</office:document-meta>
</file>